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style:font-name="Segoe UI Semibold1" fo:font-size="24pt" style:font-size-asian="24pt" style:font-size-complex="24pt"/>
    </style:style>
    <style:style style:name="P7" style:family="paragraph">
      <loext:graphic-properties draw:fill="none" draw:fill-color="#ffffff"/>
      <style:text-properties style:font-name="Segoe UI Semibold1"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none" draw:fill-color="#ffffff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1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33% 58%" style:font-name="Segoe UI Semibold1" fo:font-size="32pt" fo:font-style="italic" fo:font-weight="bold" style:font-name-asian="Arial1" style:font-size-asian="32pt" style:font-style-asian="italic" style:font-weight-asian="bold" style:font-name-complex="Arial3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style:font-name-asian="Arial1" style:font-size-asian="32pt" style:font-style-asian="italic" style:font-name-complex="Arial3" style:font-size-complex="32pt" style:font-style-complex="italic"/>
    </style:style>
    <style:style style:name="T5" style:family="text">
      <style:text-properties fo:color="#000000" style:text-position="12% 58%" style:font-name="Segoe UI Semibold1" fo:font-size="32pt" fo:font-style="italic" fo:font-weight="bold" style:font-name-asian="Arial1" style:font-size-asian="32pt" style:font-style-asian="italic" style:font-weight-asian="bold" style:font-name-complex="Arial3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style:font-name-asian="Arial1" style:font-size-asian="32pt" style:font-style-asian="italic" style:font-name-complex="Arial3" style:font-size-complex="32pt" style:font-style-complex="italic"/>
    </style:style>
    <style:style style:name="T7" style:family="text">
      <style:text-properties fo:color="#000000" style:text-position="33% 58%" style:font-name="Segoe UI Semibold" fo:font-size="32pt" fo:font-style="italic" fo:font-weight="bold" style:font-name-asian="Arial1" style:font-size-asian="32pt" style:font-style-asian="italic" style:font-weight-asian="bold" style:font-name-complex="Arial3" style:font-size-complex="32pt" style:font-style-complex="italic" style:font-weight-complex="bold"/>
    </style:style>
    <style:style style:name="T8" style:family="text">
      <style:text-properties fo:color="#000000" style:text-position="12% 58%" style:font-name="Segoe UI Semibold" fo:font-size="32pt" fo:font-style="italic" fo:font-weight="bold" style:font-name-asian="Arial1" style:font-size-asian="32pt" style:font-style-asian="italic" style:font-weight-asian="bold" style:font-name-complex="Arial3" style:font-size-complex="32pt" style:font-style-complex="italic" style:font-weight-complex="bold"/>
    </style:style>
    <style:style style:name="T9" style:family="text">
      <style:text-properties fo:color="#000000" style:text-position="33% 58%" style:font-name="Segoe UI Semibold1" fo:font-size="32pt" fo:font-weight="bold" style:font-name-asian="Arial1" style:font-size-asian="32pt" style:font-weight-asian="bold" style:font-name-complex="Arial3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57cm" svg:x="1.524cm" svg:y="0.762cm">
          <draw:text-box>
            <text:p text:style-name="P1"><text:span text:style-name="T1">Holy Gospel Reading</text:span></text:p>
            <text:p text:style-name="P1"><text:span text:style-name="T2">John 14:15-2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6.263cm" svg:x="1.524cm" svg:y="0.762cm">
          <draw:text-box>
            <text:p text:style-name="P4"><text:span text:style-name="T3">15</text:span><text:span text:style-name="T4">“If you love me, you will keep my commandments. </text:span><text:span text:style-name="T3">16</text:span><text:span text:style-name="T4">And I will ask the Father, and he will give you another Helper, to be with you forev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4.76cm" svg:x="1.524cm" svg:y="0.762cm">
          <draw:text-box>
            <text:p text:style-name="P4"><text:span text:style-name="T3">17</text:span><text:span text:style-name="T5"> </text:span><text:span text:style-name="T4">even the Spirit of truth, whom the world cannot receive, because it neither sees him nor knows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24.638cm" svg:height="4.76cm" svg:x="1.524cm" svg:y="0.762cm">
          <draw:text-box>
            <text:p><text:span text:style-name="T4">You know him, for he dwells with you and will be in you. <text:s/></text:span><text:span text:style-name="T3">18</text:span><text:span text:style-name="T4">“I will not leave you as orphans; I will come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638cm" svg:height="6.263cm" svg:x="1.524cm" svg:y="0.762cm">
          <draw:text-box>
            <text:p><text:span text:style-name="T3">19</text:span><text:span text:style-name="T4">Yet a little while and the world will see me no more, but you will see me. Because I live, you also will live.</text:span><text:span text:style-name="T6"> </text:span><text:span text:style-name="T7"><text:s/>20</text:span><text:span text:style-name="T8"> </text:span><text:span text:style-name="T6">In that day you will know that I am in my Father, and you in me, and I in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24.638cm" svg:height="6.263cm" svg:x="1.524cm" svg:y="0.762cm">
          <draw:text-box>
            <text:p><text:span text:style-name="T3">21 </text:span><text:span text:style-name="T4">Whoever <text:s/>has my commandments and keeps them, he it is who loves me. And he who loves me will be loved by my Father, and I will love him and manifest myself to hi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6" draw:layer="layout" svg:width="24.638cm" svg:height="4.76cm" svg:x="1.524cm" svg:y="0.762cm">
          <draw:text-box>
            <text:p><text:span text:style-name="T9"><text:s/></text:span><text:span text:style-name="T7">22</text:span><text:span text:style-name="T8"> </text:span><text:span text:style-name="T6">Judas (not Iscariot) said to him, “Lord, how is it that you will manifest yourself to us, and not to the world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7" draw:layer="layout" svg:width="24.638cm" svg:height="6.263cm" svg:x="1.524cm" svg:y="0.762cm">
          <draw:text-box>
            <text:p><text:span text:style-name="T3">23</text:span><text:span text:style-name="T5"> </text:span><text:span text:style-name="T4">Jesus answered him, “If anyone loves me, he will keep my word, and my Father will love him, and we will come to him and make our home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7" draw:layer="layout" svg:width="24.638cm" svg:height="4.76cm" svg:x="1.524cm" svg:y="0.762cm">
          <draw:text-box>
            <text:p><text:span text:style-name="T3">24</text:span><text:span text:style-name="T5"> </text:span><text:span text:style-name="T4">Whoever does not love me does not keep my words. And the word that you hear is not mine but the Father's who sen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8" draw:layer="layout" svg:width="24.638cm" svg:height="7.766cm" svg:x="1.524cm" svg:y="0.762cm">
          <draw:text-box>
            <text:p><text:span text:style-name="T3">25</text:span><text:span text:style-name="T4">“These things I have spoken to you while I am still with you. </text:span><text:span text:style-name="T3">26</text:span><text:span text:style-name="T4">But the Helper, the Holy Spirit, whom the Father will send in my name, he will teach you all things and bring to your remembrance all that I have said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Heading_20_3" style:display-name="Heading 3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Times New Roman1" style:font-family-asian="'Times New Roman'" style:font-pitch-asian="variable"/>
    </style:style>
    <style:style style:name="indent-1-breaks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weight-asian="bold" style:font-weight-complex="bold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first-line-none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ine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hapter-1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Calibri1" style:font-family-asian="Calibri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6:40:21.638000000</meta:creation-date>
    <dc:date>2017-05-18T22:21:10.579000000</dc:date>
    <meta:editing-duration>PT3M54S</meta:editing-duration>
    <meta:editing-cycles>4</meta:editing-cycles>
    <meta:generator>LibreOffice/5.3.3.2$Windows_X86_64 LibreOffice_project/3d9a8b4b4e538a85e0782bd6c2d430bafe583448</meta:generator>
    <meta:document-statistic meta:object-count="51"/>
  </office:meta>
</office:document-meta>
</file>